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826d" officeooo:paragraph-rsid="0013826d"/>
    </style:style>
    <style:style style:name="P2" style:family="paragraph" style:parent-style-name="Standard">
      <style:text-properties officeooo:rsid="0014f5e0" officeooo:paragraph-rsid="0014f5e0"/>
    </style:style>
    <style:style style:name="P3" style:family="paragraph" style:parent-style-name="Standard">
      <style:text-properties officeooo:paragraph-rsid="0014f5e0"/>
    </style:style>
    <style:style style:name="T1" style:family="text">
      <style:text-properties officeooo:rsid="0014f5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onzept:</text:p>
      <text:p text:style-name="P2">Die Cocktail App besteht aus drei Views.</text:p>
      <text:p text:style-name="P2"/>
      <text:p text:style-name="P3"><text:span text:style-name="T1">Die erste View (Find_Cocktail) dient der Auswahl der vorhandenen Zutaten und der shopping Präferenz.</text:span></text:p>
      <text:p text:style-name="P2">Dabei werden auf der linken Seite die Zutaten Ausgewählt und auf der rechten Seite die shopping Präferenz. Darunter befindet sich ein Button um zur Übersicht der Cocktails zu gelangen. Die Listenelemente und der Button dazu kommen aus Material UI.</text:p>
      <text:p text:style-name="P2"/>
      <text:p text:style-name="P2">Die zweite View (Cocktail_List) beinhaltet, je nach shopping Präferenz, alle Cocktails und den Prozentsatz an Zutaten die vorrätig sind, oder aber nur die Cocktails für die alle Zutaten vorrätig sind.</text:p>
      <text:p text:style-name="P2">Wurde „nicht shoppen“ gewählt und es sind für keinen Cocktail alle Zutaten vorhanden erscheint eine Fehlermeldung. Für jeden Cocktail der angezeigt wird, wird eine eigene „Cocktail_List_Element“ Component gerendert.</text:p>
      <text:p text:style-name="P2">Diese Components enthalten jeweils den Namen des Cocktails, den Prozentsatz an Zutaten die Vorrätig sind und ein Bild des Cocktails. Die ganze „ Cocktail_List_Element“ Component dient als Link zum entsprechenden Cocktail. Am unteren Ende der View befindet sich ein Material UI Button um wieder zur ersten View zurück zu gelangen.</text:p>
      <text:p text:style-name="P2"/>
      <text:p text:style-name="P2">Die dritte View (Recipe) beinhaltet einen Bereich für Zutaten die benötigt werden, einen Bereich für Zutaten die eingekauft werden müssen (weil benötigt, aber nicht Vorrätig) und einen Bereich der die Zubereitungsschritte in Textform enthält. Der bereich mit den einzukaufenden Zutaten wird nur angezeigt, wenn nicht alle Zutaten für den Cocktail vorrätig sind. </text:p>
      <text:p text:style-name="P2">Auf der rechten Seite wird das Bild des Cocktails in groß angezeit. Am unteren Ende der View befinden sich zwei Material UI Buttons um zur vorherigen View zurück zu kehren und um zur ersten View zu gelangen.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01T14:14:12.644707442</meta:creation-date>
    <dc:date>2020-03-01T14:58:22.665024198</dc:date>
    <meta:editing-duration>PT39S</meta:editing-duration>
    <meta:editing-cycles>1</meta:editing-cycles>
    <meta:document-statistic meta:table-count="0" meta:image-count="0" meta:object-count="0" meta:page-count="1" meta:paragraph-count="9" meta:word-count="258" meta:character-count="1709" meta:non-whitespace-character-count="1458"/>
    <meta:generator>LibreOffice/6.3.4.2$Linux_X86_64 LibreOffice_project/30$Build-2</meta:generator>
  </office:meta>
</office:document-meta>
</file>